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39cm" fo:min-width="0.93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tore Number into Doubly-linked list</text:p>
          </draw:text-box>
        </draw:frame>
        <draw:custom-shape draw:style-name="gr1" draw:text-style-name="P1" draw:layer="layout" svg:width="2.032cm" svg:height="1.397cm" svg:x="7.796cm" svg:y="9.14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148cm" svg:height="1.673cm" svg:x="11.938cm" svg:y="5.693cm">
          <draw:text-box>
            <text:p>1 2 3 4 5 </text:p>
            <text:p><text:s text:c="3"/>7 8 9 0</text:p>
          </draw:text-box>
        </draw:frame>
        <draw:custom-shape draw:style-name="gr1" draw:text-style-name="P1" draw:layer="layout" svg:width="2.032cm" svg:height="1.397cm" svg:x="10.844cm" svg:y="9.14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397cm" svg:x="14.146cm" svg:y="9.14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397cm" svg:x="17.194cm" svg:y="9.14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397cm" svg:x="20.369cm" svg:y="9.14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397cm" svg:x="10.844cm" svg:y="11.811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397cm" svg:x="14.146cm" svg:y="11.811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397cm" svg:x="17.194cm" svg:y="11.811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397cm" svg:x="20.369cm" svg:y="11.811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9.955cm" svg:y1="9.779cm" svg:x2="10.971cm" svg:y2="9.779cm">
          <text:p/>
        </draw:line>
        <draw:line draw:style-name="gr3" draw:text-style-name="P3" draw:layer="layout" svg:x1="16.178cm" svg:y1="9.525cm" svg:x2="17.321cm" svg:y2="9.525cm">
          <text:p/>
        </draw:line>
        <draw:line draw:style-name="gr3" draw:text-style-name="P3" draw:layer="layout" svg:x1="19.099cm" svg:y1="9.525cm" svg:x2="20.369cm" svg:y2="9.525cm">
          <text:p/>
        </draw:line>
        <draw:line draw:style-name="gr3" draw:text-style-name="P3" draw:layer="layout" svg:x1="12.876cm" svg:y1="12.319cm" svg:x2="14.273cm" svg:y2="12.319cm">
          <text:p/>
        </draw:line>
        <draw:line draw:style-name="gr3" draw:text-style-name="P3" draw:layer="layout" svg:x1="16.051cm" svg:y1="12.065cm" svg:x2="17.321cm" svg:y2="12.065cm">
          <text:p/>
        </draw:line>
        <draw:line draw:style-name="gr3" draw:text-style-name="P3" draw:layer="layout" svg:x1="19.226cm" svg:y1="12.192cm" svg:x2="20.369cm" svg:y2="12.192cm">
          <text:p/>
        </draw:line>
        <draw:frame draw:style-name="gr2" draw:text-style-name="P2" draw:layer="layout" svg:width="1.907cm" svg:height="0.962cm" svg:x="5.256cm" svg:y="9.452cm">
          <draw:text-box>
            <text:p>head</text:p>
          </draw:text-box>
        </draw:frame>
        <draw:frame draw:style-name="gr2" draw:text-style-name="P2" draw:layer="layout" svg:width="1.907cm" svg:height="0.962cm" svg:x="8.048cm" svg:y="11.992cm">
          <draw:text-box>
            <text:p>head</text:p>
          </draw:text-box>
        </draw:frame>
        <draw:line draw:style-name="gr3" draw:text-style-name="P3" draw:layer="layout" svg:x1="9.701cm" svg:y1="12.319cm" svg:x2="10.844cm" svg:y2="12.319cm">
          <text:p/>
        </draw:line>
        <draw:line draw:style-name="gr3" draw:text-style-name="P3" draw:layer="layout" svg:x1="6.907cm" svg:y1="9.906cm" svg:x2="8.05cm" svg:y2="9.906cm">
          <text:p/>
        </draw:line>
        <draw:line draw:style-name="gr3" draw:text-style-name="P3" draw:layer="layout" svg:x1="10.717cm" svg:y1="10.16cm" svg:x2="9.701cm" svg:y2="10.16cm">
          <text:p/>
        </draw:line>
        <draw:line draw:style-name="gr3" draw:text-style-name="P3" draw:layer="layout" svg:x1="14.146cm" svg:y1="10.16cm" svg:x2="12.749cm" svg:y2="10.16cm">
          <text:p/>
        </draw:line>
        <draw:line draw:style-name="gr3" draw:text-style-name="P3" draw:layer="layout" svg:x1="12.876cm" svg:y1="9.525cm" svg:x2="14.273cm" svg:y2="9.525cm">
          <text:p/>
        </draw:line>
        <draw:line draw:style-name="gr3" draw:text-style-name="P3" draw:layer="layout" svg:x1="17.321cm" svg:y1="10.16cm" svg:x2="16.051cm" svg:y2="10.16cm">
          <text:p/>
        </draw:line>
        <draw:line draw:style-name="gr3" draw:text-style-name="P3" draw:layer="layout" svg:x1="20.496cm" svg:y1="10.287cm" svg:x2="19.226cm" svg:y2="10.287cm">
          <text:p/>
        </draw:line>
        <draw:line draw:style-name="gr3" draw:text-style-name="P3" draw:layer="layout" svg:x1="20.242cm" svg:y1="12.954cm" svg:x2="19.226cm" svg:y2="12.954cm">
          <text:p/>
        </draw:line>
        <draw:line draw:style-name="gr3" draw:text-style-name="P3" draw:layer="layout" svg:x1="17.194cm" svg:y1="12.954cm" svg:x2="16.178cm" svg:y2="12.954cm">
          <text:p/>
        </draw:line>
        <draw:line draw:style-name="gr3" draw:text-style-name="P3" draw:layer="layout" svg:x1="14.019cm" svg:y1="12.827cm" svg:x2="12.876cm" svg:y2="12.827cm">
          <text:p/>
        </draw:line>
        <draw:line draw:style-name="gr3" draw:text-style-name="P3" draw:layer="layout" svg:x1="10.844cm" svg:y1="12.827cm" svg:x2="9.574cm" svg:y2="12.827cm">
          <text:p/>
        </draw:line>
        <draw:line draw:style-name="gr3" draw:text-style-name="P3" draw:layer="layout" svg:x1="8.304cm" svg:y1="12.446cm" svg:x2="7.161cm" svg:y2="12.446cm">
          <text:p/>
        </draw:line>
        <draw:line draw:style-name="gr3" draw:text-style-name="P3" draw:layer="layout" svg:x1="22.02cm" svg:y1="9.779cm" svg:x2="23.163cm" svg:y2="9.779cm">
          <text:p/>
        </draw:line>
        <draw:line draw:style-name="gr3" draw:text-style-name="P3" draw:layer="layout" svg:x1="21.893cm" svg:y1="12.573cm" svg:x2="23.036cm" svg:y2="12.573cm">
          <text:p/>
        </draw:line>
        <draw:frame draw:style-name="gr2" draw:text-style-name="P2" draw:layer="layout" svg:width="2.119cm" svg:height="0.962cm" svg:x="22.949cm" svg:y="9.398cm">
          <draw:text-box>
            <text:p>NULL</text:p>
          </draw:text-box>
        </draw:frame>
        <draw:frame draw:style-name="gr2" draw:text-style-name="P2" draw:layer="layout" svg:width="2.119cm" svg:height="0.962cm" svg:x="5.169cm" svg:y="11.992cm">
          <draw:text-box>
            <text:p>NULL</text:p>
          </draw:text-box>
        </draw:frame>
        <draw:frame draw:style-name="gr2" draw:text-style-name="P2" draw:layer="layout" svg:width="2.119cm" svg:height="0.962cm" svg:x="2.121cm" svg:y="9.398cm">
          <draw:text-box>
            <text:p>NULL</text:p>
          </draw:text-box>
        </draw:frame>
        <draw:line draw:style-name="gr3" draw:text-style-name="P3" draw:layer="layout" svg:x1="5.51cm" svg:y1="9.906cm" svg:x2="4.24cm" svg:y2="9.906cm">
          <text:p/>
        </draw:line>
        <draw:frame draw:style-name="gr2" draw:text-style-name="P2" draw:layer="layout" svg:width="2.119cm" svg:height="0.962cm" svg:x="23.29cm" svg:y="11.992cm">
          <draw:text-box>
            <text:p>NULL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UKai CN" style:font-family-asian="'AR PL UKai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Kai CN" style:font-family-asian="'AR PL UKai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Kai CN" style:font-family-asian="'AR PL UKai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UKai CN" style:font-family-asian="'AR PL UKai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7T00:17:35.957790580</meta:creation-date>
    <dc:date>2017-01-27T00:19:56.634948261</dc:date>
    <meta:editing-duration>PT2M20S</meta:editing-duration>
    <meta:editing-cycles>3</meta:editing-cycles>
    <meta:generator>LibreOffice/5.1.4.2$Linux_X86_64 LibreOffice_project/10m0$Build-2</meta:generator>
    <meta:document-statistic meta:object-count="61"/>
  </office:meta>
</office:document-meta>
</file>